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</style:style>
    <style:style style:name="gr4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9" style:family="graphic" style:parent-style-name="objectwithoutfill">
      <style:graphic-properties draw:stroke="solid" draw:stroke-dash="Fine_20_Dashed"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09cm" fo:min-width="11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2" style:family="graphic" style:parent-style-name="objectwithoutfill">
      <style:graphic-properties draw:stroke="dash" draw:stroke-dash="Line_20_Style_20_9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line draw:style-name="gr1" draw:text-style-name="P1" draw:layer="layout" svg:x1="-3.326cm" svg:y1="16.257cm" svg:x2="-1.001cm" svg:y2="14.915cm">
            <text:p/>
          </draw:line>
          <draw:line draw:style-name="gr1" draw:text-style-name="P1" draw:layer="layout" svg:x1="-3.289cm" svg:y1="16.257cm" svg:x2="-5.614cm" svg:y2="14.915cm">
            <text:p/>
          </draw:line>
          <draw:line draw:style-name="gr1" draw:text-style-name="P1" draw:layer="layout" svg:x1="-3.309cm" svg:y1="18.936cm" svg:x2="-3.309cm" svg:y2="16.252cm">
            <text:p/>
          </draw:line>
          <draw:line draw:style-name="gr1" draw:text-style-name="P1" draw:layer="layout" svg:x1="-5.617cm" svg:y1="17.609cm" svg:x2="-5.617cm" svg:y2="14.925cm">
            <text:p/>
          </draw:line>
          <draw:line draw:style-name="gr1" draw:text-style-name="P1" draw:layer="layout" svg:x1="-1.012cm" svg:y1="17.609cm" svg:x2="-1.012cm" svg:y2="14.925cm">
            <text:p/>
          </draw:line>
          <draw:line draw:style-name="gr1" draw:text-style-name="P1" draw:layer="layout" svg:x1="-3.326cm" svg:y1="18.946cm" svg:x2="-1.001cm" svg:y2="17.604cm">
            <text:p/>
          </draw:line>
          <draw:line draw:style-name="gr1" draw:text-style-name="P1" draw:layer="layout" svg:x1="-3.288cm" svg:y1="18.946cm" svg:x2="-5.613cm" svg:y2="17.604cm">
            <text:p/>
          </draw:line>
          <draw:line draw:style-name="gr1" draw:text-style-name="P1" draw:layer="layout" svg:x1="-3.337cm" svg:y1="13.576cm" svg:x2="-1.012cm" svg:y2="14.918cm">
            <text:p/>
          </draw:line>
          <draw:line draw:style-name="gr1" draw:text-style-name="P1" draw:layer="layout" svg:x1="-3.3cm" svg:y1="13.576cm" svg:x2="-5.625cm" svg:y2="14.918cm">
            <text:p/>
          </draw:line>
        </draw:g>
        <draw:g>
          <draw:custom-shape draw:style-name="gr2" draw:text-style-name="P1" draw:layer="layout" svg:width="3.991cm" svg:height="2.34cm" draw:transform="rotate (0.523773308523399) translate (13.877cm 9.94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67cm 5.94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67cm 9.95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37cm" svg:y="7.593cm">
            <draw:text-box>
              <text:p><text:span text:style-name="T1">2,2,2</text:span></text:p>
            </draw:text-box>
          </draw:frame>
          <draw:frame draw:style-name="gr3" draw:text-style-name="P2" draw:layer="layout" svg:width="1.45cm" svg:height="0.725cm" svg:x="15.442cm" svg:y="9.618cm">
            <draw:text-box>
              <text:p><text:span text:style-name="T1">2,2,2</text:span></text:p>
            </draw:text-box>
          </draw:frame>
          <draw:frame draw:style-name="gr3" draw:text-style-name="P2" draw:layer="layout" svg:width="1.45cm" svg:height="0.725cm" svg:x="13.142cm" svg:y="9.619cm">
            <draw:text-box>
              <text:p><text:span text:style-name="T1">2,2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198cm 11.291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88cm 7.287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88cm 11.295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6.658cm" svg:y="8.935cm">
            <draw:text-box>
              <text:p><text:span text:style-name="T1">2,2,1</text:span></text:p>
            </draw:text-box>
          </draw:frame>
          <draw:frame draw:style-name="gr3" draw:text-style-name="P2" draw:layer="layout" svg:width="1.45cm" svg:height="0.725cm" svg:x="17.763cm" svg:y="10.96cm">
            <draw:text-box>
              <text:p><text:span text:style-name="T1">2,2,1</text:span></text:p>
            </draw:text-box>
          </draw:frame>
          <draw:frame draw:style-name="gr3" draw:text-style-name="P2" draw:layer="layout" svg:width="1.45cm" svg:height="0.725cm" svg:x="15.463cm" svg:y="10.961cm">
            <draw:text-box>
              <text:p><text:span text:style-name="T1">2,2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8.515cm 12.6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8.505cm 8.62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6.205cm 12.63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20.089cm" svg:y="12.282cm">
            <draw:text-box>
              <text:p><text:span text:style-name="T1">2,2,0</text:span></text:p>
            </draw:text-box>
          </draw:frame>
          <draw:frame draw:style-name="gr3" draw:text-style-name="P2" draw:layer="layout" svg:width="1.45cm" svg:height="0.725cm" svg:x="17.826cm" svg:y="12.179cm">
            <draw:text-box>
              <text:p><text:span text:style-name="T1">2,2,0</text:span></text:p>
            </draw:text-box>
          </draw:frame>
          <draw:frame draw:style-name="gr3" draw:text-style-name="P2" draw:layer="layout" svg:width="1.45cm" svg:height="0.725cm" svg:x="18.975cm" svg:y="10.274cm">
            <draw:text-box>
              <text:p><text:span text:style-name="T1">2,2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7cm 11.272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7cm 7.268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7cm 11.276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7cm" svg:y="8.916cm">
            <draw:text-box>
              <text:p><text:span text:style-name="T1">1,2,2</text:span></text:p>
            </draw:text-box>
          </draw:frame>
          <draw:frame draw:style-name="gr3" draw:text-style-name="P2" draw:layer="layout" svg:width="1.45cm" svg:height="0.725cm" svg:x="13.132cm" svg:y="10.941cm">
            <draw:text-box>
              <text:p><text:span text:style-name="T1">1,2,2</text:span></text:p>
            </draw:text-box>
          </draw:frame>
          <draw:frame draw:style-name="gr3" draw:text-style-name="P2" draw:layer="layout" svg:width="1.45cm" svg:height="0.725cm" svg:x="10.832cm" svg:y="10.942cm">
            <draw:text-box>
              <text:p><text:span text:style-name="T1">1,2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8cm 12.61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8cm 8.61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8cm 12.618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48cm" svg:y="10.258cm">
            <draw:text-box>
              <text:p><text:span text:style-name="T1">1,2,1</text:span></text:p>
            </draw:text-box>
          </draw:frame>
          <draw:frame draw:style-name="gr3" draw:text-style-name="P2" draw:layer="layout" svg:width="1.45cm" svg:height="0.725cm" svg:x="15.453cm" svg:y="12.283cm">
            <draw:text-box>
              <text:p><text:span text:style-name="T1">1,2,1</text:span></text:p>
            </draw:text-box>
          </draw:frame>
          <draw:frame draw:style-name="gr3" draw:text-style-name="P2" draw:layer="layout" svg:width="1.45cm" svg:height="0.725cm" svg:x="13.153cm" svg:y="12.284cm">
            <draw:text-box>
              <text:p><text:span text:style-name="T1">1,2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205cm 13.95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95cm 9.949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95cm 13.957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7.779cm" svg:y="13.605cm">
            <draw:text-box>
              <text:p><text:span text:style-name="T1">1,2,0</text:span></text:p>
            </draw:text-box>
          </draw:frame>
          <draw:frame draw:style-name="gr3" draw:text-style-name="P2" draw:layer="layout" svg:width="1.45cm" svg:height="0.725cm" svg:x="15.516cm" svg:y="13.502cm">
            <draw:text-box>
              <text:p><text:span text:style-name="T1">1,2,0</text:span></text:p>
            </draw:text-box>
          </draw:frame>
          <draw:frame draw:style-name="gr3" draw:text-style-name="P2" draw:layer="layout" svg:width="1.45cm" svg:height="0.725cm" svg:x="16.665cm" svg:y="11.597cm">
            <draw:text-box>
              <text:p><text:span text:style-name="T1">1,2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9.248cm 12.592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9.238cm 8.588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6.938cm 12.596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9.708cm" svg:y="10.236cm">
            <draw:text-box>
              <text:p><text:span text:style-name="T1">0,2,2</text:span></text:p>
            </draw:text-box>
          </draw:frame>
          <draw:frame draw:style-name="gr3" draw:text-style-name="P2" draw:layer="layout" svg:width="1.45cm" svg:height="0.725cm" svg:x="10.813cm" svg:y="12.261cm">
            <draw:text-box>
              <text:p><text:span text:style-name="T1">0,2,2</text:span></text:p>
            </draw:text-box>
          </draw:frame>
          <draw:frame draw:style-name="gr3" draw:text-style-name="P2" draw:layer="layout" svg:width="1.45cm" svg:height="0.725cm" svg:x="8.513cm" svg:y="12.262cm">
            <draw:text-box>
              <text:p><text:span text:style-name="T1">0,2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9cm 13.93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9cm 9.93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9cm 13.938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9cm" svg:y="11.578cm">
            <draw:text-box>
              <text:p><text:span text:style-name="T1">0,2,1</text:span></text:p>
            </draw:text-box>
          </draw:frame>
          <draw:frame draw:style-name="gr3" draw:text-style-name="P2" draw:layer="layout" svg:width="1.45cm" svg:height="0.725cm" svg:x="13.134cm" svg:y="13.603cm">
            <draw:text-box>
              <text:p><text:span text:style-name="T1">0,2,1</text:span></text:p>
            </draw:text-box>
          </draw:frame>
          <draw:frame draw:style-name="gr3" draw:text-style-name="P2" draw:layer="layout" svg:width="1.45cm" svg:height="0.725cm" svg:x="10.834cm" svg:y="13.604cm">
            <draw:text-box>
              <text:p><text:span text:style-name="T1">0,2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6cm 15.27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6cm 11.269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6cm 15.277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5.46cm" svg:y="14.925cm">
            <draw:text-box>
              <text:p><text:span text:style-name="T1">0,2,0</text:span></text:p>
            </draw:text-box>
          </draw:frame>
          <draw:frame draw:style-name="gr3" draw:text-style-name="P2" draw:layer="layout" svg:width="1.45cm" svg:height="0.725cm" svg:x="13.197cm" svg:y="14.822cm">
            <draw:text-box>
              <text:p><text:span text:style-name="T1">0,2,0</text:span></text:p>
            </draw:text-box>
          </draw:frame>
          <draw:frame draw:style-name="gr3" draw:text-style-name="P2" draw:layer="layout" svg:width="1.45cm" svg:height="0.725cm" svg:x="14.346cm" svg:y="12.917cm">
            <draw:text-box>
              <text:p><text:span text:style-name="T1">0,2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76cm 7.267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66cm 3.263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66cm 7.271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36cm" svg:y="4.911cm">
            <draw:text-box>
              <text:p><text:span text:style-name="T1">2,1,2</text:span></text:p>
            </draw:text-box>
          </draw:frame>
          <draw:frame draw:style-name="gr3" draw:text-style-name="P2" draw:layer="layout" svg:width="1.45cm" svg:height="0.725cm" svg:x="15.441cm" svg:y="6.936cm">
            <draw:text-box>
              <text:p><text:span text:style-name="T1">2,1,2</text:span></text:p>
            </draw:text-box>
          </draw:frame>
          <draw:frame draw:style-name="gr3" draw:text-style-name="P2" draw:layer="layout" svg:width="1.45cm" svg:height="0.725cm" svg:x="13.141cm" svg:y="6.937cm">
            <draw:text-box>
              <text:p><text:span text:style-name="T1">2,1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197cm 8.60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87cm 4.60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87cm 8.61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6.657cm" svg:y="6.253cm">
            <draw:text-box>
              <text:p><text:span text:style-name="T1">2,1,1</text:span></text:p>
            </draw:text-box>
          </draw:frame>
          <draw:frame draw:style-name="gr3" draw:text-style-name="P2" draw:layer="layout" svg:width="1.45cm" svg:height="0.725cm" svg:x="17.762cm" svg:y="8.278cm">
            <draw:text-box>
              <text:p><text:span text:style-name="T1">2,1,1</text:span></text:p>
            </draw:text-box>
          </draw:frame>
          <draw:frame draw:style-name="gr3" draw:text-style-name="P2" draw:layer="layout" svg:width="1.45cm" svg:height="0.725cm" svg:x="15.462cm" svg:y="8.279cm">
            <draw:text-box>
              <text:p><text:span text:style-name="T1">2,1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8.514cm 9.94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8.504cm 5.94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6.204cm 9.95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20.088cm" svg:y="9.6cm">
            <draw:text-box>
              <text:p><text:span text:style-name="T1">2,1,0</text:span></text:p>
            </draw:text-box>
          </draw:frame>
          <draw:frame draw:style-name="gr3" draw:text-style-name="P2" draw:layer="layout" svg:width="1.45cm" svg:height="0.725cm" svg:x="17.825cm" svg:y="9.497cm">
            <draw:text-box>
              <text:p><text:span text:style-name="T1">2,1,0</text:span></text:p>
            </draw:text-box>
          </draw:frame>
          <draw:frame draw:style-name="gr3" draw:text-style-name="P2" draw:layer="layout" svg:width="1.45cm" svg:height="0.725cm" svg:x="18.974cm" svg:y="7.592cm">
            <draw:text-box>
              <text:p><text:span text:style-name="T1">2,1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6cm 8.59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6cm 4.59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6cm 8.60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6cm" svg:y="6.242cm">
            <draw:text-box>
              <text:p><text:span text:style-name="T1">1,1,2</text:span></text:p>
            </draw:text-box>
          </draw:frame>
          <draw:frame draw:style-name="gr3" draw:text-style-name="P2" draw:layer="layout" svg:width="1.45cm" svg:height="0.725cm" svg:x="13.131cm" svg:y="8.267cm">
            <draw:text-box>
              <text:p><text:span text:style-name="T1">1,1,2</text:span></text:p>
            </draw:text-box>
          </draw:frame>
          <draw:frame draw:style-name="gr3" draw:text-style-name="P2" draw:layer="layout" svg:width="1.45cm" svg:height="0.725cm" svg:x="10.831cm" svg:y="8.268cm">
            <draw:text-box>
              <text:p><text:span text:style-name="T1">1,1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7cm 9.9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7cm 5.93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7cm 9.94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47cm" svg:y="7.584cm">
            <draw:text-box>
              <text:p><text:span text:style-name="T1">1,1,1</text:span></text:p>
            </draw:text-box>
          </draw:frame>
          <draw:frame draw:style-name="gr3" draw:text-style-name="P2" draw:layer="layout" svg:width="1.45cm" svg:height="0.725cm" svg:x="15.452cm" svg:y="9.609cm">
            <draw:text-box>
              <text:p><text:span text:style-name="T1">1,1,1</text:span></text:p>
            </draw:text-box>
          </draw:frame>
          <draw:frame draw:style-name="gr3" draw:text-style-name="P2" draw:layer="layout" svg:width="1.45cm" svg:height="0.725cm" svg:x="13.152cm" svg:y="9.61cm">
            <draw:text-box>
              <text:p><text:span text:style-name="T1">1,1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204cm 11.27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94cm 7.27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94cm 11.28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7.778cm" svg:y="10.931cm">
            <draw:text-box>
              <text:p><text:span text:style-name="T1">1,1,0</text:span></text:p>
            </draw:text-box>
          </draw:frame>
          <draw:frame draw:style-name="gr3" draw:text-style-name="P2" draw:layer="layout" svg:width="1.45cm" svg:height="0.725cm" svg:x="15.515cm" svg:y="10.828cm">
            <draw:text-box>
              <text:p><text:span text:style-name="T1">1,1,0</text:span></text:p>
            </draw:text-box>
          </draw:frame>
          <draw:frame draw:style-name="gr3" draw:text-style-name="P2" draw:layer="layout" svg:width="1.45cm" svg:height="0.725cm" svg:x="16.664cm" svg:y="8.923cm">
            <draw:text-box>
              <text:p><text:span text:style-name="T1">1,1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9.247cm 9.91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9.237cm 5.91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6.937cm 9.92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9.707cm" svg:y="7.562cm">
            <draw:text-box>
              <text:p><text:span text:style-name="T1">0,1,2</text:span></text:p>
            </draw:text-box>
          </draw:frame>
          <draw:frame draw:style-name="gr3" draw:text-style-name="P2" draw:layer="layout" svg:width="1.45cm" svg:height="0.725cm" svg:x="10.812cm" svg:y="9.587cm">
            <draw:text-box>
              <text:p><text:span text:style-name="T1">0,1,2</text:span></text:p>
            </draw:text-box>
          </draw:frame>
          <draw:frame draw:style-name="gr3" draw:text-style-name="P2" draw:layer="layout" svg:width="1.45cm" svg:height="0.725cm" svg:x="8.512cm" svg:y="9.588cm">
            <draw:text-box>
              <text:p><text:span text:style-name="T1">0,1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8cm 11.26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8cm 7.25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8cm 11.26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8cm" svg:y="8.904cm">
            <draw:text-box>
              <text:p><text:span text:style-name="T1">0,1,1</text:span></text:p>
            </draw:text-box>
          </draw:frame>
          <draw:frame draw:style-name="gr3" draw:text-style-name="P2" draw:layer="layout" svg:width="1.45cm" svg:height="0.725cm" svg:x="13.133cm" svg:y="10.929cm">
            <draw:text-box>
              <text:p><text:span text:style-name="T1">0,1,1</text:span></text:p>
            </draw:text-box>
          </draw:frame>
          <draw:frame draw:style-name="gr3" draw:text-style-name="P2" draw:layer="layout" svg:width="1.45cm" svg:height="0.725cm" svg:x="10.833cm" svg:y="10.93cm">
            <draw:text-box>
              <text:p><text:span text:style-name="T1">0,1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4.103cm 13.08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4.093cm 9.08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793cm 13.09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5.677cm" svg:y="12.741cm">
            <draw:text-box>
              <text:p><text:span text:style-name="T1">0,1,0</text:span></text:p>
            </draw:text-box>
          </draw:frame>
          <draw:frame draw:style-name="gr3" draw:text-style-name="P2" draw:layer="layout" svg:width="1.45cm" svg:height="0.725cm" svg:x="13.414cm" svg:y="12.638cm">
            <draw:text-box>
              <text:p><text:span text:style-name="T1">0,1,0</text:span></text:p>
            </draw:text-box>
          </draw:frame>
          <draw:frame draw:style-name="gr3" draw:text-style-name="P2" draw:layer="layout" svg:width="1.45cm" svg:height="0.725cm" svg:x="14.563cm" svg:y="10.733cm">
            <draw:text-box>
              <text:p><text:span text:style-name="T1">0,1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75cm 4.59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65cm 0.59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65cm 4.60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35cm" svg:y="2.242cm">
            <draw:text-box>
              <text:p><text:span text:style-name="T1">2,0,2</text:span></text:p>
            </draw:text-box>
          </draw:frame>
          <draw:frame draw:style-name="gr3" draw:text-style-name="P2" draw:layer="layout" svg:width="1.45cm" svg:height="0.725cm" svg:x="15.44cm" svg:y="4.267cm">
            <draw:text-box>
              <text:p><text:span text:style-name="T1">2,0,2</text:span></text:p>
            </draw:text-box>
          </draw:frame>
          <draw:frame draw:style-name="gr3" draw:text-style-name="P2" draw:layer="layout" svg:width="1.45cm" svg:height="0.725cm" svg:x="13.14cm" svg:y="4.268cm">
            <draw:text-box>
              <text:p><text:span text:style-name="T1">2,0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196cm 5.9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86cm 1.93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86cm 5.94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6.656cm" svg:y="3.584cm">
            <draw:text-box>
              <text:p><text:span text:style-name="T1">2,0,1</text:span></text:p>
            </draw:text-box>
          </draw:frame>
          <draw:frame draw:style-name="gr3" draw:text-style-name="P2" draw:layer="layout" svg:width="1.45cm" svg:height="0.725cm" svg:x="17.761cm" svg:y="5.609cm">
            <draw:text-box>
              <text:p><text:span text:style-name="T1">2,0,1</text:span></text:p>
            </draw:text-box>
          </draw:frame>
          <draw:frame draw:style-name="gr3" draw:text-style-name="P2" draw:layer="layout" svg:width="1.45cm" svg:height="0.725cm" svg:x="15.461cm" svg:y="5.61cm">
            <draw:text-box>
              <text:p><text:span text:style-name="T1">2,0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8.513cm 7.27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8.503cm 3.27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6.203cm 7.28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20.087cm" svg:y="6.931cm">
            <draw:text-box>
              <text:p><text:span text:style-name="T1">2,0,0</text:span></text:p>
            </draw:text-box>
          </draw:frame>
          <draw:frame draw:style-name="gr3" draw:text-style-name="P2" draw:layer="layout" svg:width="1.45cm" svg:height="0.725cm" svg:x="17.824cm" svg:y="6.828cm">
            <draw:text-box>
              <text:p><text:span text:style-name="T1">2,0,0</text:span></text:p>
            </draw:text-box>
          </draw:frame>
          <draw:frame draw:style-name="gr3" draw:text-style-name="P2" draw:layer="layout" svg:width="1.45cm" svg:height="0.725cm" svg:x="18.973cm" svg:y="4.923cm">
            <draw:text-box>
              <text:p><text:span text:style-name="T1">2,0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5cm 5.92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5cm 1.92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5cm 5.93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5cm" svg:y="3.573cm">
            <draw:text-box>
              <text:p><text:span text:style-name="T1">1,0,2</text:span></text:p>
            </draw:text-box>
          </draw:frame>
          <draw:frame draw:style-name="gr3" draw:text-style-name="P2" draw:layer="layout" svg:width="1.45cm" svg:height="0.725cm" svg:x="13.13cm" svg:y="5.598cm">
            <draw:text-box>
              <text:p><text:span text:style-name="T1">1,0,2</text:span></text:p>
            </draw:text-box>
          </draw:frame>
          <draw:frame draw:style-name="gr3" draw:text-style-name="P2" draw:layer="layout" svg:width="1.45cm" svg:height="0.725cm" svg:x="10.83cm" svg:y="5.599cm">
            <draw:text-box>
              <text:p><text:span text:style-name="T1">1,0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6cm 7.271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6cm 3.267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6cm 7.275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46cm" svg:y="4.915cm">
            <draw:text-box>
              <text:p><text:span text:style-name="T1">1,0,1</text:span></text:p>
            </draw:text-box>
          </draw:frame>
          <draw:frame draw:style-name="gr3" draw:text-style-name="P2" draw:layer="layout" svg:width="1.45cm" svg:height="0.725cm" svg:x="15.451cm" svg:y="6.94cm">
            <draw:text-box>
              <text:p><text:span text:style-name="T1">1,0,1</text:span></text:p>
            </draw:text-box>
          </draw:frame>
          <draw:frame draw:style-name="gr3" draw:text-style-name="P2" draw:layer="layout" svg:width="1.45cm" svg:height="0.725cm" svg:x="13.151cm" svg:y="6.941cm">
            <draw:text-box>
              <text:p><text:span text:style-name="T1">1,0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53cm 9.01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52cm 5.01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4.22cm 9.02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8.104cm" svg:y="8.67cm">
            <draw:text-box>
              <text:p><text:span text:style-name="T1">1,0,0</text:span></text:p>
            </draw:text-box>
          </draw:frame>
          <draw:frame draw:style-name="gr3" draw:text-style-name="P2" draw:layer="layout" svg:width="1.45cm" svg:height="0.725cm" svg:x="15.841cm" svg:y="8.567cm">
            <draw:text-box>
              <text:p><text:span text:style-name="T1">1,0,0</text:span></text:p>
            </draw:text-box>
          </draw:frame>
          <draw:frame draw:style-name="gr3" draw:text-style-name="P2" draw:layer="layout" svg:width="1.45cm" svg:height="0.725cm" svg:x="16.99cm" svg:y="6.662cm">
            <draw:text-box>
              <text:p><text:span text:style-name="T1">1,0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9.246cm 7.24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9.236cm 3.24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6.936cm 7.25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9.706cm" svg:y="4.893cm">
            <draw:text-box>
              <text:p><text:span text:style-name="T1">0,0,2</text:span></text:p>
            </draw:text-box>
          </draw:frame>
          <draw:frame draw:style-name="gr3" draw:text-style-name="P2" draw:layer="layout" svg:width="1.45cm" svg:height="0.725cm" svg:x="10.811cm" svg:y="6.918cm">
            <draw:text-box>
              <text:p><text:span text:style-name="T1">0,0,2</text:span></text:p>
            </draw:text-box>
          </draw:frame>
          <draw:frame draw:style-name="gr3" draw:text-style-name="P2" draw:layer="layout" svg:width="1.45cm" svg:height="0.725cm" svg:x="8.511cm" svg:y="6.919cm">
            <draw:text-box>
              <text:p><text:span text:style-name="T1">0,0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213cm 8.50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203cm 4.50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8.903cm 8.51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1.673cm" svg:y="6.153cm">
            <draw:text-box>
              <text:p><text:span text:style-name="T1">0,0,1</text:span></text:p>
            </draw:text-box>
          </draw:frame>
          <draw:frame draw:style-name="gr3" draw:text-style-name="P2" draw:layer="layout" svg:width="1.45cm" svg:height="0.725cm" svg:x="12.778cm" svg:y="8.178cm">
            <draw:text-box>
              <text:p><text:span text:style-name="T1">0,0,1</text:span></text:p>
            </draw:text-box>
          </draw:frame>
          <draw:frame draw:style-name="gr3" draw:text-style-name="P2" draw:layer="layout" svg:width="1.45cm" svg:height="0.725cm" svg:x="10.478cm" svg:y="8.179cm">
            <draw:text-box>
              <text:p><text:span text:style-name="T1">0,0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4cm 9.9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4cm 5.92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4cm 9.93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5.458cm" svg:y="9.582cm">
            <draw:text-box>
              <text:p><text:span text:style-name="T1">0,0,0</text:span></text:p>
            </draw:text-box>
          </draw:frame>
          <draw:frame draw:style-name="gr3" draw:text-style-name="P2" draw:layer="layout" svg:width="1.45cm" svg:height="0.725cm" svg:x="13.195cm" svg:y="9.479cm">
            <draw:text-box>
              <text:p><text:span text:style-name="T1">0,0,0</text:span></text:p>
            </draw:text-box>
          </draw:frame>
          <draw:frame draw:style-name="gr3" draw:text-style-name="P2" draw:layer="layout" svg:width="1.45cm" svg:height="0.725cm" svg:x="14.344cm" svg:y="7.574cm">
            <draw:text-box>
              <text:p><text:span text:style-name="T1">0,0,0</text:span></text:p>
            </draw:text-box>
          </draw:frame>
        </draw:g>
        <draw:g>
          <draw:line draw:style-name="gr4" draw:text-style-name="P1" draw:layer="layout" svg:x1="15.031cm" svg:y1="9.298cm" svg:x2="24.323cm" svg:y2="3.932cm">
            <text:p/>
          </draw:line>
          <draw:line draw:style-name="gr4" draw:text-style-name="P1" draw:layer="layout" svg:x1="15.048cm" svg:y1="9.296cm" svg:x2="15.047cm" svg:y2="18.59cm">
            <text:p/>
          </draw:line>
          <draw:line draw:style-name="gr4" draw:text-style-name="P1" draw:layer="layout" svg:x1="15.054cm" svg:y1="9.257cm" svg:x2="5.363cm" svg:y2="3.661cm">
            <text:p/>
          </draw:line>
          <draw:frame draw:style-name="gr5" draw:layer="layout" svg:width="0.925cm" svg:height="0.962cm" svg:x="23.037cm" svg:y="4.979cm">
            <draw:text-box>
              <text:p>X</text:p>
            </draw:text-box>
          </draw:frame>
          <draw:frame draw:style-name="gr6" draw:layer="layout" svg:width="0.925cm" svg:height="0.962cm" svg:x="15.831cm" svg:y="18.033cm">
            <draw:text-box>
              <text:p>Y</text:p>
            </draw:text-box>
          </draw:frame>
          <draw:frame draw:style-name="gr7" draw:layer="layout" svg:width="0.891cm" svg:height="0.962cm" svg:x="6.675cm" svg:y="3.377cm">
            <draw:text-box>
              <text:p>Z</text:p>
            </draw:text-box>
          </draw:frame>
        </draw:g>
        <draw:frame draw:style-name="gr8" draw:layer="layout" svg:width="2.094cm" svg:height="0.962cm" svg:x="26.733cm" svg:y="1.005cm">
          <draw:text-box>
            <text:p>X,Y,Z</text:p>
          </draw:text-box>
        </draw:frame>
        <draw:g>
          <draw:line draw:style-name="gr9" draw:text-style-name="P1" draw:layer="layout" svg:x1="2.84cm" svg:y1="2.141cm" svg:x2="4.582cm" svg:y2="1.135cm">
            <text:p/>
          </draw:line>
          <draw:line draw:style-name="gr9" draw:text-style-name="P1" draw:layer="layout" svg:x1="2.843cm" svg:y1="2.141cm" svg:x2="2.843cm" svg:y2="3.883cm">
            <text:p/>
          </draw:line>
          <draw:line draw:style-name="gr9" draw:text-style-name="P1" draw:layer="layout" svg:x1="2.845cm" svg:y1="2.133cm" svg:x2="1.028cm" svg:y2="1.084cm">
            <text:p/>
          </draw:line>
          <draw:frame draw:style-name="gr5" draw:layer="layout" svg:width="0.173cm" svg:height="0.962cm" svg:x="4.341cm" svg:y="1.331cm">
            <draw:text-box>
              <text:p>X</text:p>
            </draw:text-box>
          </draw:frame>
          <draw:frame draw:style-name="gr6" draw:layer="layout" svg:width="0.925cm" svg:height="0.962cm" svg:x="1.79cm" svg:y="3.078cm">
            <draw:text-box>
              <text:p>Y</text:p>
            </draw:text-box>
          </draw:frame>
          <draw:frame draw:style-name="gr7" draw:layer="layout" svg:width="0.891cm" svg:height="0.962cm" svg:x="0.974cm" svg:y="1.231cm">
            <draw:text-box>
              <text:p>Z</text:p>
            </draw:text-box>
          </draw:frame>
        </draw:g>
        <draw:frame draw:style-name="gr10" draw:text-style-name="P3" draw:layer="layout" svg:width="11.703cm" svg:height="12.859cm" svg:x="22.831cm" svg:y="7.556cm">
          <draw:text-box>
            <text:p><text:span text:style-name="T2">Il cubetto 0,0,0 copre completamente tutti i cubetti sulla diagonale x=y=z</text:span></text:p>
            <text:p><text:span text:style-name="T2">che sono 1,1,1 ; 2,2,2</text:span></text:p>
            <text:p><text:span text:style-name="T2"/></text:p>
            <text:p><text:span text:style-name="T2">Ma copre anche una intera faccia dei 3 cubetti adiacenti</text:span></text:p>
            <text:p><text:span text:style-name="T2">x,y,z+1 ; x+1,y,z ; x,y+1,z sui 3 assi</text:span></text:p>
            <text:p><text:span text:style-name="T2">che sono 0,0,1 ; 1,0,0 ; 0,1,0</text:span></text:p>
            <text:p><text:span text:style-name="T2">e di quelli che stanno sulle diagonale</text:span></text:p>
            <text:p><text:span text:style-name="T2">x=y=z+1 ; x+1=y=z ; x=y+1=z dietro a loro</text:span></text:p>
            <text:p><text:span text:style-name="T2">che sono 1,1,2 ; 2,2,3 ; 2,1,1 ; 3,2,2 ; 1,2,1 ; 2,3,2</text:span></text:p>
            <text:p><text:span text:style-name="T2"/></text:p>
            <text:p><text:span text:style-name="T2">Inoltre copre due mezze facce dei 3 cubetti a contatto per uno spigolo</text:span></text:p>
            <text:p><text:span text:style-name="T2">x,y+1,z+1 ; x+1,y,z+1 ; x+1,y+1,z</text:span></text:p>
            <text:p><text:span text:style-name="T2">che sono 0,1,1 ; 1,0,1 ; 1,1,0</text:span></text:p>
            <text:p><text:span text:style-name="T2">e di quelli che stanno sulla diagonale</text:span></text:p>
            <text:p><text:span text:style-name="T2">x=y+1=z+1 ; x+1=y=z+1 ; x+1=y+1=z dietro a loro</text:span></text:p>
            <text:p><text:span text:style-name="T2">che sono 1,2,2 ; 2,3,3 ; 2,1,2 ; 3,2,3 ; 2,2,1 ; 3,3,2</text:span></text:p>
            <text:p><text:span text:style-name="T2"/></text:p>
            <text:p><text:span text:style-name="T2"/></text:p>
            <text:p><text:span text:style-name="T2">Se invece prendo il cubetto 0,0,1 compre completamente tutti i cubetti</text:span></text:p>
            <text:p><text:span text:style-name="T2">sulla diagonale x=y=z+1</text:span></text:p>
            <text:p><text:span text:style-name="T2">che sono 1,1,2 ; 2,2,3</text:span></text:p>
            <text:p><text:span text:style-name="T2"/></text:p>
            <text:p><text:span text:style-name="T2">Ma copre anche una intera faccia dei cubetti adiacenti sui 3 assi</text:span></text:p>
            <text:p><text:span text:style-name="T2">che sono 0,0,2 ; 1,0,1 ; 0,1,1</text:span></text:p>
            <text:p><text:span text:style-name="T2">e di quelli che stanno sulla diagonale dietro a loro</text:span></text:p>
            <text:p><text:span text:style-name="T2">che sono </text:span></text:p>
            <text:p><text:span text:style-name="T2"/></text:p>
            <text:p><text:span text:style-name="T2">Inoltre copre due mezze facce dei cubetti a contatto per uno spigolo</text:span></text:p>
            <text:p><text:span text:style-name="T2">che sono 0,1,2 ; 1,0,2 ; 1,1,1</text:span></text:p>
            <text:p><text:span text:style-name="T2">e di quelli che stanno sulla diagonale dietro a loro</text:span></text:p>
            <text:p><text:span text:style-name="T2">che sono </text:span></text:p>
            <text:p><text:span text:style-name="T2"/></text:p>
          </draw:text-box>
        </draw:frame>
      </draw:page>
      <draw:page draw:name="page2" draw:style-name="dp1" draw:master-page-name="Predefinito">
        <draw:g>
          <draw:line draw:style-name="gr9" draw:text-style-name="P1" draw:layer="layout" svg:x1="2.887cm" svg:y1="2.142cm" svg:x2="4.629cm" svg:y2="1.136cm">
            <text:p/>
          </draw:line>
          <draw:line draw:style-name="gr9" draw:text-style-name="P1" draw:layer="layout" svg:x1="2.89cm" svg:y1="2.142cm" svg:x2="2.89cm" svg:y2="3.884cm">
            <text:p/>
          </draw:line>
          <draw:line draw:style-name="gr9" draw:text-style-name="P1" draw:layer="layout" svg:x1="2.892cm" svg:y1="2.134cm" svg:x2="1.075cm" svg:y2="1.085cm">
            <text:p/>
          </draw:line>
          <draw:frame draw:style-name="gr5" draw:layer="layout" svg:width="0.173cm" svg:height="0.962cm" svg:x="4.388cm" svg:y="1.332cm">
            <draw:text-box>
              <text:p>X</text:p>
            </draw:text-box>
          </draw:frame>
          <draw:frame draw:style-name="gr6" draw:layer="layout" svg:width="0.925cm" svg:height="0.962cm" svg:x="1.837cm" svg:y="3.079cm">
            <draw:text-box>
              <text:p>Y</text:p>
            </draw:text-box>
          </draw:frame>
          <draw:frame draw:style-name="gr7" draw:layer="layout" svg:width="0.891cm" svg:height="0.962cm" svg:x="1.021cm" svg:y="1.232cm">
            <draw:text-box>
              <text:p>Z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76cm 9.931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5cm 5.927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5cm 9.935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1" draw:text-style-name="P2" draw:layer="layout" svg:width="0.739cm" svg:height="0.725cm" draw:transform="rotate (1.0471975511964) translate (15.255cm 10.689cm)">
            <draw:text-box>
              <text:p><text:span text:style-name="T1">0</text:span></text:p>
            </draw:text-box>
          </draw:frame>
          <draw:frame draw:style-name="gr11" draw:text-style-name="P2" draw:layer="layout" svg:width="0.739cm" svg:height="0.725cm" draw:transform="rotate (-1.04719755119759) translate (13.685cm 8.819cm)">
            <draw:text-box>
              <text:p><text:span text:style-name="T1">4</text:span></text:p>
            </draw:text-box>
          </draw:frame>
          <draw:frame draw:style-name="gr11" draw:text-style-name="P2" draw:layer="layout" svg:width="0.739cm" svg:height="0.725cm" svg:x="13.845cm" svg:y="7.575cm">
            <draw:text-box>
              <text:p><text:span text:style-name="T1">3</text:span></text:p>
            </draw:text-box>
          </draw:frame>
          <draw:g>
            <draw:line draw:style-name="gr12" draw:text-style-name="P1" draw:layer="layout" svg:x1="15.052cm" svg:y1="9.258cm" svg:x2="17.364cm" svg:y2="10.593cm">
              <text:p/>
            </draw:line>
            <draw:line draw:style-name="gr12" draw:text-style-name="P1" draw:layer="layout" svg:x1="15.05cm" svg:y1="9.246cm" svg:x2="15.05cm" svg:y2="6.574cm">
              <text:p/>
            </draw:line>
            <draw:line draw:style-name="gr12" draw:text-style-name="P1" draw:layer="layout" svg:x1="15.064cm" svg:y1="9.258cm" svg:x2="12.752cm" svg:y2="10.593cm">
              <text:p/>
            </draw:line>
          </draw:g>
          <draw:frame draw:style-name="gr11" draw:text-style-name="P2" draw:layer="layout" svg:width="0.739cm" svg:height="0.725cm" draw:transform="rotate (1.0471975511964) translate (16.083cm 9.367cm)">
            <draw:text-box>
              <text:p><text:span text:style-name="T1">1</text:span></text:p>
            </draw:text-box>
          </draw:frame>
          <draw:frame draw:style-name="gr11" draw:text-style-name="P2" draw:layer="layout" svg:width="0.739cm" svg:height="0.725cm" svg:x="15.446cm" svg:y="7.576cm">
            <draw:text-box>
              <text:p><text:span text:style-name="T1">2</text:span></text:p>
            </draw:text-box>
          </draw:frame>
          <draw:frame draw:style-name="gr11" draw:text-style-name="P2" draw:layer="layout" svg:width="0.739cm" svg:height="0.725cm" draw:transform="rotate (-1.04719755119759) translate (14.442cm 10.047cm)">
            <draw:text-box>
              <text:p><text:span text:style-name="T1">5</text:span></text:p>
            </draw:text-box>
          </draw:frame>
        </draw:g>
        <draw:frame draw:style-name="gr13" draw:layer="layout" svg:width="3.004cm" svg:height="0.962cm" svg:x="13.641cm" svg:y="3.058cm">
          <draw:text-box>
            <text:p>Half f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it" fo:country="IT" style:font-family-asian="'Noto Sans Thin'" style:font-family-generic-asian="system" style:font-pitch-asian="variable" style:font-size-asian="24pt" style:language-asian="zh" style:country-asian="CN" style:font-family-complex="'Noto Sans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Noto Sans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31T00:26:57</meta:creation-date>
    <dc:date>2024-01-27T23:12:52</dc:date>
    <meta:editing-duration>P9DT5H40M25S</meta:editing-duration>
    <meta:editing-cycles>50</meta:editing-cycles>
    <meta:generator>OpenOffice/4.1.14$Unix OpenOffice.org_project/4114m1$Build-9811</meta:generator>
    <meta:document-statistic meta:object-count="237"/>
  </office:meta>
</office:document-meta>
</file>